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paragraph-properties fo:margin-bottom="0in" fo:line-height="150%"/>
    </style:style>
    <style:style style:name="P19" style:parent-style-name="Nadpis1" style:family="paragraph">
      <style:paragraph-properties fo:margin-bottom="0in" fo:line-height="150%"/>
    </style:style>
    <style:style style:name="P20" style:parent-style-name="Normální" style:family="paragraph">
      <style:paragraph-properties fo:line-height="150%"/>
    </style:style>
    <style:style style:name="P21" style:parent-style-name="Základnítext" style:family="paragraph">
      <style:paragraph-properties fo:margin-top="0in" fo:margin-bottom="0in" fo:line-height="150%"/>
    </style:style>
    <style:style style:name="P22" style:parent-style-name="Základnítext" style:family="paragraph">
      <style:paragraph-properties fo:margin-top="0in" fo:margin-bottom="0in" fo:line-height="150%"/>
    </style:style>
    <style:style style:name="P23" style:parent-style-name="Základnítext" style:family="paragraph">
      <style:paragraph-properties fo:margin-top="0in" fo:margin-bottom="0in" fo:line-height="150%"/>
    </style:style>
    <style:style style:name="P24" style:parent-style-name="Číslovanýseznam" style:family="paragraph">
      <style:paragraph-properties fo:text-align="start" fo:margin-top="0in" fo:margin-bottom="0in" fo:line-height="150%" fo:margin-left="0.1972in" fo:text-indent="-0.1972in">
        <style:tab-stops/>
      </style:paragraph-properties>
    </style:style>
    <style:style style:name="T25" style:parent-style-name="Standardnípísmoodstavce" style:family="text">
      <style:text-properties fo:font-weight="bold" style:font-weight-asian="bold"/>
    </style:style>
    <style:style style:name="T26" style:parent-style-name="Standardnípísmoodstavce" style:family="text">
      <style:text-properties fo:font-weight="bold" style:font-weight-asian="bold"/>
    </style:style>
    <style:style style:name="P27" style:parent-style-name="Číslovanýseznam" style:family="paragraph">
      <style:paragraph-properties fo:text-align="start" fo:margin-top="0in" fo:margin-bottom="0in" fo:line-height="150%" fo:margin-left="0.1972in" fo:text-indent="-0.1972in">
        <style:tab-stops/>
      </style:paragraph-properties>
    </style:style>
    <style:style style:name="T28" style:parent-style-name="Standardnípísmoodstavce" style:family="text">
      <style:text-properties fo:font-weight="bold" style:font-weight-asian="bold"/>
    </style:style>
    <style:style style:name="P29" style:parent-style-name="Číslovanýseznam" style:family="paragraph">
      <style:paragraph-properties fo:text-align="start" fo:margin-top="0in" fo:margin-bottom="0in" fo:line-height="150%" fo:margin-left="0.1972in" fo:text-indent="-0.25in">
        <style:tab-stops/>
      </style:paragraph-properties>
    </style:style>
    <style:style style:name="P30" style:parent-style-name="Číslovanýseznam" style:family="paragraph">
      <style:paragraph-properties fo:text-align="start" fo:margin-top="0in" fo:margin-bottom="0in" fo:line-height="150%" fo:margin-left="0.25in" fo:text-indent="-0.25in">
        <style:tab-stops>
          <style:tab-stop style:type="left" style:position="0.1437in"/>
        </style:tab-stops>
      </style:paragraph-properties>
    </style:style>
    <style:style style:name="P31" style:parent-style-name="Číslovanýseznam" style:family="paragraph">
      <style:paragraph-properties fo:text-align="start" fo:margin-top="0in" fo:margin-bottom="0in" fo:line-height="150%" fo:margin-left="0.25in" fo:text-indent="-0.25in">
        <style:tab-stops>
          <style:tab-stop style:type="left" style:position="0.1437in"/>
        </style:tab-stops>
      </style:paragraph-properties>
    </style:style>
    <style:style style:name="P32" style:parent-style-name="Základnítext" style:family="paragraph">
      <style:paragraph-properties fo:margin-top="0in" fo:margin-bottom="0in" fo:line-height="150%"/>
    </style:style>
    <style:style style:name="P33" style:parent-style-name="Nadpis2" style:family="paragraph">
      <style:paragraph-properties fo:margin-bottom="0in" fo:line-height="150%"/>
      <style:text-properties fo:font-weight="normal" style:font-weight-asian="normal"/>
    </style:style>
    <style:style style:name="P34" style:parent-style-name="Základnítext" style:family="paragraph">
      <style:paragraph-properties fo:margin-top="0in" fo:margin-bottom="0in" fo:line-height="150%" fo:margin-left="0.1972in" fo:text-indent="-0.1972in">
        <style:tab-stops/>
      </style:paragraph-properties>
    </style:style>
    <style:style style:name="P35" style:parent-style-name="Základnítext" style:family="paragraph">
      <style:paragraph-properties fo:margin-top="0in" fo:margin-bottom="0in" fo:line-height="150%" fo:margin-left="0.1972in" fo:text-indent="-0.1972in">
        <style:tab-stops/>
      </style:paragraph-properties>
    </style:style>
    <style:style style:name="P36" style:parent-style-name="Základnítext" style:family="paragraph">
      <style:paragraph-properties fo:margin-top="0in" fo:margin-bottom="0in" fo:line-height="150%"/>
    </style:style>
    <style:style style:name="P37" style:parent-style-name="Základnítext" style:family="paragraph">
      <style:paragraph-properties fo:margin-top="0in" fo:margin-bottom="0in" fo:line-height="150%"/>
    </style:style>
    <style:style style:name="P38" style:parent-style-name="Základnítext" style:family="paragraph">
      <style:paragraph-properties fo:margin-top="0in" fo:margin-bottom="0in" fo:line-height="150%"/>
    </style:style>
    <style:style style:name="P39" style:parent-style-name="Normální" style:family="paragraph">
      <style:paragraph-properties fo:line-height="150%"/>
    </style:style>
    <style:style style:name="P40" style:parent-style-name="Odstavecseseznamem" style:family="paragraph">
      <style:paragraph-properties fo:line-height="150%" fo:margin-left="0.1972in" fo:text-indent="-0.1972in">
        <style:tab-stops/>
      </style:paragraph-properties>
    </style:style>
    <style:style style:name="P41" style:parent-style-name="Odstavecseseznamem" style:family="paragraph">
      <style:paragraph-properties fo:line-height="150%" fo:margin-left="0.1972in" fo:text-indent="-0.1972in">
        <style:tab-stops/>
      </style:paragraph-properties>
    </style:style>
    <style:style style:name="P42" style:parent-style-name="Odstavecseseznamem" style:family="paragraph">
      <style:paragraph-properties fo:line-height="150%" fo:margin-left="0.1972in" fo:text-indent="-0.1972in">
        <style:tab-stops/>
      </style:paragraph-properties>
    </style:style>
    <style:style style:name="P43" style:parent-style-name="Odstavecseseznamem" style:family="paragraph">
      <style:paragraph-properties fo:line-height="150%" fo:margin-left="0.5312in">
        <style:tab-stops/>
      </style:paragraph-properties>
    </style:style>
    <style:style style:name="P44" style:parent-style-name="Default" style:family="paragraph">
      <style:paragraph-properties fo:line-height="150%"/>
    </style:style>
    <style:style style:name="T45" style:parent-style-name="Standardnípísmoodstavce" style:family="text">
      <style:text-properties fo:font-size="11.5pt" style:font-size-asian="11.5pt" style:font-size-complex="11.5pt"/>
    </style:style>
    <style:style style:name="T46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T47" style:parent-style-name="Standardnípísmoodstavce" style:family="text">
      <style:text-properties fo:font-size="11.5pt" style:font-size-asian="11.5pt" style:font-size-complex="11.5pt"/>
    </style:style>
    <style:style style:name="T48" style:parent-style-name="Standardnípísmoodstavce" style:family="text">
      <style:text-properties fo:font-size="11.5pt" style:font-size-asian="11.5pt" style:font-size-complex="11.5pt"/>
    </style:style>
    <style:style style:name="T49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T50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P51" style:parent-style-name="Default" style:family="paragraph">
      <style:paragraph-properties fo:line-height="150%"/>
    </style:style>
    <style:style style:name="P52" style:parent-style-name="Default" style:family="paragraph">
      <style:paragraph-properties fo:line-height="150%"/>
      <style:text-properties fo:font-size="11.5pt" style:font-size-asian="11.5pt" style:font-size-complex="11.5pt"/>
    </style:style>
    <style:style style:name="P53" style:parent-style-name="Default" style:family="paragraph">
      <style:paragraph-properties fo:line-height="150%"/>
      <style:text-properties fo:font-size="11.5pt" style:font-size-asian="11.5pt" style:font-size-complex="11.5pt"/>
    </style:style>
    <style:style style:name="P54" style:parent-style-name="Základnítext" style:family="paragraph">
      <style:paragraph-properties fo:margin-top="0in" fo:margin-bottom="0in" fo:line-height="150%"/>
    </style:style>
    <style:style style:name="P55" style:parent-style-name="podpis" style:family="paragraph">
      <style:paragraph-properties fo:margin-top="0.3333in"/>
    </style:style>
    <style:style style:name="P56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57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58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59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60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61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62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63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64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65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66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67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68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69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70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71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72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73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74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75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76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77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78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79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80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81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82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83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84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85" style:parent-style-name="Základnítext" style:family="paragraph">
      <style:paragraph-properties fo:margin-top="0in" fo:margin-bottom="0in" fo:line-height="101%" fo:margin-left="0.2958in" fo:text-indent="-0.2958in">
        <style:tab-stops/>
      </style:paragraph-properties>
    </style:style>
    <style:style style:name="P86" style:parent-style-name="Nadpis1" style:family="paragraph">
      <style:paragraph-properties fo:margin-left="0.1972in" fo:text-indent="-0.1972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6/2023<text:bookmark-end text:name="Text14"/></text:p>
            <text:p text:style-name="Normální">KVOP-46460/2023<text:bookmark-end text:name="Text2"/></text:p>
            <text:p text:style-name="Normální"><text:bookmark-start text:name="Text6"/>12. 12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Mgr. J. M., advokátní kancelář<text:bookmark-end text:name="Text9"/>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P18" text:outline-level="1">Sdělení o vyřízení žádosti o informace</text:h>
      <text:h text:style-name="P19" text:outline-level="1">podle zákona č. 106/1999 Sb., o svobodném přístupu k informacím</text:h>
      <text:p text:style-name="P20"/>
      <text:p text:style-name="P21">Vážený pane magistře,</text:p>
      <text:p text:style-name="P22">dne 29. 11. 2023 obdržela Kancelář veřejného ochránce práv Vaši žádost o informace. Žádáte o zaslání:</text:p>
      <text:p text:style-name="P23"/>
      <text:list text:style-name="LFO3_1" text:continue-numbering="true">
        <text:list-item>
          <text:p text:style-name="P24"><text:span text:style-name="Silné">zápisu (či<text:s/></text:span><text:span text:style-name="Silné">jiného záznamu)</text:span><text:s/>z <text:span text:style-name="T25">kulatého stolu konaného dne 28. 2. 2019</text:span><text:s/>s tématem „Elektronické zveřejňování rozhodnutí soudů: Transparentnost – Spravedlivý proces - Důvěra“ a zápisu (či jiného záznamu) z <text:span text:style-name="T26">kulatého stolu konaného dne 15. 11 2019</text:span><text:s/>s tématem „Anonymizace soudních rozhodnutí“.</text:p>
        </text:list-item>
        <text:list-item>
          <text:p text:style-name="P27"><text:span text:style-name="T28">korespondence mezi veřejným ochráncem práv a ministrem spravedlnosti</text:span><text:s/>ve věci hromadného zveřejňování soudních rozhodnutí a jejich anonymizace.</text:p>
        </text:list-item>
      </text:list>
      <text:p text:style-name="P29"/>
      <text:p text:style-name="P30">Žádáte o zaslání všech příloh, které jsme poskytli jinému žadateli o informaci (v odpovědi evidované na našich stránkách pod č. 25/2020) a dále o informace a korespondenci v této věci mezi vyhotovením odpovědi č. 25/2020 a současností.</text:p>
      <text:p text:style-name="P31"/>
      <text:p text:style-name="P32"><text:span text:style-name="Silné">Dáváme Vám tyto informace</text:span>:</text:p>
      <text:h text:style-name="P33" text:outline-level="2">Zasíláme Vám:</text:h>
      <text:list text:style-name="LFO4">
        <text:list-item text:start-value="1">
          <text:p text:style-name="P34">souhrn argumentů z kulatého stolu konaného dne 28. 2. 2019 (sp. zn. 4292/2015/VOP) – příloha č. 1.</text:p>
        </text:list-item>
        <text:list-item>
          <text:p text:style-name="P35">souhrn argumentů z kulatého stolu Anonymizace soudních rozhodnutí konaného dne 15. 11. 2019 – příloha č. 2.</text:p>
        </text:list-item>
      </text:list>
      <text:p text:style-name="P36"/>
      <text:soft-page-break/>
      <text:p text:style-name="P37">Zasíláme Vám veškeré další přílohy, které jsme poskytli u žádosti evidované na našich stránkách pod č. 25/2020, tj. přílohy č. 3-24.</text:p>
      <text:p text:style-name="P38"/>
      <text:p text:style-name="P39">Dále Vám sdělujeme, že po odeslání informací k žádosti č. 25/2020 jsme:</text:p>
      <text:list text:style-name="LFO6" text:continue-numbering="true">
        <text:list-item>
          <text:p text:style-name="P40">zaslali výzvu ministerstvu (příloha č. 25), které nám poslalo návrh instrukce a jejího odůvodnění (přílohy č. 26-28);</text:p>
        </text:list-item>
        <text:list-item>
          <text:p text:style-name="P41">v červnu 2022 připomínkovali návrh vyhlášky<text:s/>o zveřejňování soudních rozhodnutí (připomínky jsou pod č. j. KVOP-33339/2022/S<text:span text:style-name="Značkapozn.podčarou"><text:note text:note-class="footnote" text:id="_ftn0"><text:note-citation>1</text:note-citation><text:note-body><text:p text:style-name="Textpozn.podčarou"><text:s/>Dostupné zde:<text:s/><text:a xlink:href="https://eso.ochrance.cz/Nalezene/Edit/10834" office:target-frame-name="_top" xlink:show="replace"><text:span text:style-name="Hypertextovýodkaz">https://eso.ochrance.cz/Nalezene/Edit/10834</text:span></text:a>.<text:s/></text:p></text:note-body></text:note></text:span>);</text:p>
        </text:list-item>
        <text:list-item>
          <text:p text:style-name="P42">uspořádali pracovní jednání k tématu anonymizace dne 10. 1. 2023. Z něj Vám zasílám seznam argumentů (příloha č. 30).</text:p>
        </text:list-item>
      </text:list>
      <text:p text:style-name="P43"/>
      <text:p text:style-name="P44"><text:span text:style-name="T45">Ministerstvo založilo<text:s/></text:span><text:span text:style-name="T46">novou databázi<text:s/></text:span><text:span text:style-name="T47">rozhodnutí i okresních soudů. Povinnost zveřejňovat rozhodnutí doplnilo do zákona o soudech a soudcích</text:span><text:span text:style-name="Značkapozn.podčarou"><text:note text:note-class="footnote" text:id="_ftn1"><text:note-citation>2</text:note-citation><text:note-body><text:p text:style-name="Textpozn.podčarou"><text:s/>Ustanovení § 118a zákona č. 6/2002 Sb.,<text:s/>o soudech, soudcích, přísedících a státní správě soudů a o změně některých dalších zákonů.</text:p></text:note-body></text:note></text:span><text:span text:style-name="T48">. Podrobnosti měly být stanoveny vyhláškou Ministerstva spravedlnosti.<text:s/></text:span><text:span text:style-name="T49">Ministerstvo ochránci tedy vyhovělo jeho požadavku zveřejňovat soudní rozhodnutí založením nové</text:span><text:span text:style-name="T50"><text:s/>databáze i uzákoněním povinnosti zveřejňovat rozhodnutí.</text:span></text:p>
      <text:p text:style-name="P51"/>
      <text:p text:style-name="P52">S obsahem nové databáze však ochránce stále není spokojen, neboť je omezena pouze na meritorní rozhodnutí v některých agendách. Ochránce bude nadále s ministerstvem komunikovat ve spisu sp. zn. 25/2022/SZD/JHO. V něm nyní provádí nový výzkum (pomocný výzkumný spis sp. zn. 2625/2023/VOP/JHO). V tomto spisu jsme prozatím ministerstvo informovali jen o zahájení výzkumu (příloha č. 31). V tuto chvíli zpracováváme výzkumnou zprávu. Až bude dokončena, seznámíme s ní ministerstvo a budeme s ním pokračovat v další komunikaci.</text:p>
      <text:p text:style-name="P53"/>
      <text:p text:style-name="P54">S pozdravem</text:p>
      <text:p text:style-name="P55">JUDr. Pavel Pořízek, Ph.D. v. r.</text:p>
      <text:p text:style-name="podpis">vedoucí Kanceláře veřejného ochránce práv</text:p>
      <text:p text:style-name="podpis">(podepsáno elektronicky)</text:p>
      <text:soft-page-break/>
      <text:p text:style-name="Příloha">Přílohy</text:p>
      <text:list text:style-name="LFO7" text:continue-numbering="true">
        <text:list-item>
          <text:p text:style-name="P56">Souhrn argumentů z kulatého stolu konaného dne 28. 2. 2019 (sp.<text:s/>zn. 4292/2015/VOP)</text:p>
        </text:list-item>
        <text:list-item>
          <text:p text:style-name="P57">Souhrn argumentů z kulatého stolu Anonymizace soudních rozhodnutí konaného dne 15. 11. 2019</text:p>
        </text:list-item>
        <text:list-item>
          <text:p text:style-name="P58">Dopis ministra spravedlnosti ze dne 28. 1. 2019 (sp. zn. 4292/2015/VOP)</text:p>
        </text:list-item>
        <text:list-item>
          <text:p text:style-name="P59">Dopis ministra spravedlnosti ze dne 17. 5. 2017</text:p>
        </text:list-item>
        <text:list-item>
          <text:p text:style-name="P60">Dopis ministra spravedlnosti ze dne 14. 7. 2017 + příloha</text:p>
        </text:list-item>
        <text:list-item>
          <text:p text:style-name="P61">Dopis Ministerstva spravedlnosti ze dne 2. 9. 2019 + návrh novely instrukce o evidenci judikatury + odůvodnění</text:p>
        </text:list-item>
        <text:list-item>
          <text:p text:style-name="P62">Informace ke kulatému stolu ze dne 17. 1. 2019 (sp. zn. 32/2018/SZD)</text:p>
        </text:list-item>
        <text:list-item>
          <text:p text:style-name="P63">Dopis ministryně spravedlnosti ze dne 6. 5.<text:s/>2019</text:p>
        </text:list-item>
        <text:list-item>
          <text:p text:style-name="P64">Dopis ministra spravedlnosti ze dne 25. 10. 2016</text:p>
        </text:list-item>
        <text:list-item>
          <text:p text:style-name="P65">Dopis ministra spravedlnosti ze dne 9. 1. 2019</text:p>
        </text:list-item>
        <text:list-item>
          <text:p text:style-name="P66">Výzva VOP ze dne 29. 2. 2016 (sp. zn. 4292/2015/VOP/JHO)</text:p>
        </text:list-item>
        <text:list-item>
          <text:p text:style-name="P67">Výzva VOP ze dne 9. 6. 2016 (sp. zn. 4292/2015/VOP/JHO)</text:p>
        </text:list-item>
        <text:list-item>
          <text:p text:style-name="P68">Výzva VOP ze dne 7. 11. 2016 (sp. zn. 4292/2015/VOP/JHO)</text:p>
        </text:list-item>
        <text:list-item>
          <text:p text:style-name="P69">Výzva VOP ze dne 7. 2. 2017 (sp. zn. 4292/2015/VOP/JHO)</text:p>
        </text:list-item>
        <text:list-item>
          <text:p text:style-name="P70">Výsledky výzkumu „zveřejňování judikatury v centrální evidenci soudních rozhodnutí“ (sp. zn. 4292/2015/VOP/JHO)</text:p>
        </text:list-item>
        <text:list-item>
          <text:p text:style-name="P71">Připomínky VOP k návrhu Instrukce Ministerstva spravedlnosti + průvodní<text:s/>dopis (sp. zn. 31/2018/SZD)</text:p>
        </text:list-item>
        <text:list-item>
          <text:p text:style-name="P72">Výzva VOP ze dne 1. 3. 2018 (sp. zn. 4292/2015/VOP/JHO)</text:p>
        </text:list-item>
        <text:list-item>
          <text:p text:style-name="P73">Výzva VOP ze dne 9. 4. 2019 (sp. zn. 4292/2015/VOP/JHO)</text:p>
        </text:list-item>
        <text:list-item>
          <text:p text:style-name="P74">Podklad pro osobní jednání k problematice zveřejňování judikatury nižších soudů</text:p>
        </text:list-item>
        <text:list-item>
          <text:p text:style-name="P75">Výzva VOP ze dne 3. 6. 2019 (sp. zn.<text:s/>4292/2015/VOP/JHO)</text:p>
        </text:list-item>
        <text:list-item>
          <text:p text:style-name="P76">Seznam účastníků kulatého stolu konaného dne 28. 2. 2019 s anonymizovanými osobními údaji</text:p>
        </text:list-item>
        <text:list-item>
          <text:p text:style-name="P77">Závěrečné stanovisko VOP ze dne 28. 11. 2018 (sp. zn. 4292/2015/VOP/JHO)</text:p>
        </text:list-item>
        <text:list-item>
          <text:p text:style-name="P78">Záznam z jednání mezi VOP a ministryní spravedlnosti ze dne 16. 7. 2019 (sp. zn. 4292/2015/VOP)</text:p>
        </text:list-item>
        <text:list-item>
          <text:p text:style-name="P79">Zpráva o šetření VOP ze dne 7. 11. 2016 (sp. zn. 4292/2015/VOP/JHO)</text:p>
        </text:list-item>
        <text:list-item>
          <text:p text:style-name="P80">Výzva VOP ministerstvu 12. 5. 2020</text:p>
        </text:list-item>
        <text:list-item>
          <text:p text:style-name="P81">Odpověď ministerstva ze dne 17. 7. 2020</text:p>
        </text:list-item>
        <text:list-item>
          <text:p text:style-name="P82">Příloha č. 1 – návrh instrukce</text:p>
        </text:list-item>
        <text:list-item>
          <text:p text:style-name="P83">Příloha č. 2 – návrh odůvodnění</text:p>
        </text:list-item>
        <text:list-item>
          <text:p text:style-name="P84">Soupis z pracovního jednání<text:s/>k anonymizaci ze dne 10. ledna 2023</text:p>
        </text:list-item>
        <text:list-item>
          <text:p text:style-name="P85">Vyrozumění VOP ministerstvu o výzkumu</text:p>
        </text:list-item>
      </text:list>
      <text:h text:style-name="P86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Default" style:display-name="Default" style:family="paragraph">
      <style:paragraph-properties style:text-autospace="none"/>
      <style:text-properties style:font-name="Calibri" style:font-name-complex="Calibri" fo:color="#000000" fo:font-size="12pt" style:font-size-asian="12pt" style:font-size-complex="12pt" fo:hyphenate="false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1YGM*</text:span></text:p>
        <text:p text:style-name="P12"><text:span text:style-name="T13">KVOPX00E1YGM</text:span>KVOPX00E1YGM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2-22T12:32:00Z</meta:creation-date>
    <dc:date>2023-12-22T12:37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3" meta:paragraph-count="9" meta:word-count="696" meta:character-count="4797" meta:row-count="34" meta:non-whitespace-character-count="4110"/>
  </office:meta>
</office:document-meta>
</file>